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3.77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5cm" fo:break-before="auto" style:use-optimal-row-height="false"/>
    </style:style>
    <style:style style:name="ro4" style:family="table-row">
      <style:table-row-properties style:row-height="1.295cm" fo:break-before="auto" style:use-optimal-row-height="false"/>
    </style:style>
    <style:style style:name="ro5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02cm solid #000000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number-columns-repeated="2" table:style-name="ce5"/>
          <table:table-cell table:style-name="ce9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7" office:value-type="string">
            <text:p>Notes</text:p>
          </table:table-cell>
          <table:table-cell table:style-name="ce10" table:number-columns-repeated="1021"/>
        </table:table-row>
        <table:table-row table:style-name="ro3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Album Refresh (F5) not working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Context menu is only partial visible on first click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Copy / paste not working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D&amp;D crashes digiKam sometimes (not in all albums)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Disabled navigation in bottom right corner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Rating is broken (by menu / sidebar)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Rating is broken (by shortcuts)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Rating is broken (over icon view item)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8" office:value-type="string">
            <text:p>Fixed for me – Andi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ag / album counters not always updated</text:p>
          </table:table-cell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4" office:value-type="string">
            <text:p>Thumbnail rotation does not change.</text:p>
          </table:table-cell>
          <table:table-cell table:style-name="ce8" table:number-columns-repeated="2"/>
          <table:table-cell table:number-columns-repeated="1021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8">28/05/2009</text:date>, <text:time>13:01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28T13:00:43</dc:date>
    <meta:editing-duration>PT00H39M26S</meta:editing-duration>
    <meta:editing-cycles>37</meta:editing-cycles>
    <meta:generator>OpenOffice.org/3.0$Linux OpenOffice.org_project/300m15$Build-9379</meta:generator>
    <meta:document-statistic meta:table-count="3" meta:cell-count="48" meta:object-count="0"/>
  </office:meta>
</office:document-meta>
</file>